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, 'Arial Unicode MS'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2" style:family="paragraph" style:parent-style-name="Standard">
      <style:text-properties fo:font-size="12pt" officeooo:paragraph-rsid="0000dfa4" style:font-size-asian="12pt" style:font-size-complex="12pt"/>
    </style:style>
    <style:style style:name="P3" style:family="paragraph" style:parent-style-name="Standard">
      <style:text-properties officeooo:paragraph-rsid="0000dfa4"/>
    </style:style>
    <style:style style:name="P4" style:family="paragraph" style:parent-style-name="Standard">
      <style:paragraph-properties fo:break-before="page"/>
      <style:text-properties fo:font-size="12pt" officeooo:paragraph-rsid="0000dfa4" style:font-size-asian="12pt" style:font-size-complex="12pt"/>
    </style:style>
    <style:style style:name="P5" style:family="paragraph" style:parent-style-name="Standard">
      <style:paragraph-properties fo:break-before="page"/>
      <style:text-properties fo:font-size="12pt" fo:language="fr" fo:country="FR" officeooo:paragraph-rsid="0000dfa4" style:font-size-asian="12pt" style:font-size-complex="12pt"/>
    </style:style>
    <style:style style:name="P6" style:family="paragraph" style:parent-style-name="Standard" style:master-page-name="Standard">
      <style:paragraph-properties style:page-number="auto"/>
      <style:text-properties fo:font-size="12pt" fo:language="fr" fo:country="FR" officeooo:paragraph-rsid="0000dfa4" style:font-size-asian="12pt" style:font-size-complex="12pt"/>
    </style:style>
    <style:style style:name="P7" style:family="paragraph" style:parent-style-name="Standard" style:list-style-name="WW8Num1">
      <style:text-properties fo:font-size="12pt" officeooo:paragraph-rsid="0000dfa4" style:font-size-asian="12pt" style:font-size-complex="12pt"/>
    </style:style>
    <style:style style:name="P8" style:family="paragraph" style:parent-style-name="Standard" style:list-style-name="WW8Num2">
      <style:text-properties fo:font-size="12pt" officeooo:paragraph-rsid="0000dfa4" style:font-size-asian="12pt" style:font-size-complex="12pt"/>
    </style:style>
    <style:style style:name="P9" style:family="paragraph" style:parent-style-name="Standard" style:list-style-name="WW8Num3">
      <style:text-properties fo:font-size="12pt" officeooo:paragraph-rsid="0000dfa4" style:font-size-asian="12pt" style:font-size-complex="12pt"/>
    </style:style>
    <style:style style:name="P10" style:family="paragraph" style:parent-style-name="Standard" style:list-style-name="WW8Num4">
      <style:text-properties fo:font-size="12pt" officeooo:paragraph-rsid="0000dfa4" style:font-size-asian="12pt" style:font-size-complex="12pt"/>
    </style:style>
    <style:style style:name="P11" style:family="paragraph" style:parent-style-name="Standard" style:list-style-name="WW8Num5">
      <style:text-properties fo:font-size="12pt" officeooo:paragraph-rsid="0000dfa4" style:font-size-asian="12pt" style:font-size-complex="12pt"/>
    </style:style>
    <style:style style:name="P12" style:family="paragraph" style:parent-style-name="Standard">
      <style:text-properties fo:font-size="12pt" officeooo:paragraph-rsid="0003e85b" style:font-size-asian="12pt" style:font-size-complex="12pt"/>
    </style:style>
    <style:style style:name="P13" style:family="paragraph" style:parent-style-name="Standard">
      <style:text-properties fo:font-size="12pt" officeooo:paragraph-rsid="00076b65" style:font-size-asian="12pt" style:font-size-complex="12pt"/>
    </style:style>
    <style:style style:name="P14" style:family="paragraph" style:parent-style-name="Standard" style:list-style-name="WW8Num5">
      <style:text-properties fo:font-size="12pt" fo:language="fr" fo:country="FR" officeooo:paragraph-rsid="0000dfa4" style:font-size-asian="12pt" style:font-size-complex="12pt"/>
    </style:style>
    <style:style style:name="P15" style:family="paragraph" style:parent-style-name="Standard" style:list-style-name="WW8Num5">
      <style:text-properties officeooo:paragraph-rsid="0000dfa4"/>
    </style:style>
    <style:style style:name="P16" style:family="paragraph" style:parent-style-name="Standard">
      <style:text-properties officeooo:paragraph-rsid="0000dfa4"/>
    </style:style>
    <style:style style:name="P17" style:family="paragraph" style:parent-style-name="Standard">
      <style:paragraph-properties fo:break-before="page"/>
      <style:text-properties officeooo:paragraph-rsid="0000dfa4"/>
    </style:style>
    <style:style style:name="T1" style:family="text">
      <style:text-properties officeooo:rsid="001f109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language="fr" fo:country="FR" officeooo:rsid="00076b65" style:font-size-asian="12pt" style:font-size-complex="12pt"/>
    </style:style>
    <style:style style:name="T5" style:family="text">
      <style:text-properties officeooo:rsid="0003e85b"/>
    </style:style>
    <style:style style:name="T6" style:family="text">
      <style:text-properties officeooo:rsid="000593cc"/>
    </style:style>
    <style:style style:name="T7" style:family="text">
      <style:text-properties officeooo:rsid="00076b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e page HTTP a pour paramètres struct srcHTTPSS:</text:p>
      <text:list xml:id="list8878667635905896803" text:style-name="WW8Num1">
        <text:list-item>
          <text:p text:style-name="P7">randomGenerator SM : Size of the main object in a page</text:p>
        </text:list-item>
      </text:list>
      <text:list xml:id="list143106942530695335" text:style-name="WW8Num2">
        <text:list-item>
          <text:p text:style-name="P8">randomGenerator S<text:span text:style-name="T1">e</text:span> : Size of an embedded object in a page</text:p>
        </text:list-item>
      </text:list>
      <text:list xml:id="list4943894362953065319" text:style-name="WW8Num3">
        <text:list-item>
          <text:p text:style-name="P9">randomGenerator Nd : Number of embedded objects in a page</text:p>
        </text:list-item>
      </text:list>
      <text:list xml:id="list252453015413896670" text:style-name="WW8Num4">
        <text:list-item>
          <text:p text:style-name="P10">randomGenerator Dpc : Reading time</text:p>
        </text:list-item>
      </text:list>
      <text:list xml:id="list8126061193596239884" text:style-name="WW8Num5">
        <text:list-item>
          <text:p text:style-name="P11">randomGenerator Tp : Parsing time for the main page.</text:p>
        </text:list-item>
        <text:list-item>
          <text:p text:style-name="P11">Int MTU</text:p>
        </text:list-item>
        <text:list-item>
          <text:p text:style-name="P15"><text:span text:style-name="T2">Int nbTCP : </text:span><text:span text:style-name="T3">nombre</text:span><text:span text:style-name="T2"> de connexion TCP </text:span><text:span text:style-name="T3">selon</text:span><text:span text:style-name="T2"> </text:span><text:span text:style-name="T3">le</text:span><text:span text:style-name="T2"> mode</text:span></text:p>
        </text:list-item>
        <text:list-item>
          <text:p text:style-name="P15"><text:span text:style-name="T2">Int nbPage : </text:span><text:span text:style-name="T3">nombre</text:span><text:span text:style-name="T2"> de page </text:span><text:span text:style-name="T3">visité</text:span></text:p>
        </text:list-item>
        <text:list-item>
          <text:p text:style-name="P14">boolean version : True si 1.1, false si 1.0</text:p>
        </text:list-item>
      </text:list>
      <text:p text:style-name="P2"/>
      <text:p text:style-name="P3"><text:span text:style-name="T2">R0 : </text:span><text:span text:style-name="T3">Simuler</text:span><text:span text:style-name="T2"> </text:span><text:span text:style-name="T3">une</text:span><text:span text:style-name="T2"> session HTTP</text:span></text:p>
      <text:p text:style-name="P2"/>
      <text:p text:style-name="P1">R1 : /*Simuler une session HTTP*/</text:p>
      <text:p text:style-name="P1"><text:tab/>Configurer les paramètres HTTP</text:p>
      <text:p text:style-name="P2"><text:tab/>Lancer la session HTTP</text:p>
      <text:p text:style-name="P2"/>
      <text:p text:style-name="P2">R2 :</text:p>
      <text:p text:style-name="P1"><text:tab/>/*Configurer les paramètres HTTP*/</text:p>
      <text:p text:style-name="P1"><text:tab/><text:tab/>/*Initialiser les paramètres HTTP*/</text:p>
      <text:p text:style-name="P3"><text:span text:style-name="T3"><text:tab/><text:tab/>struct srcHTTPSS * srcHTTPSS_init(</text:span><text:span text:style-name="T2">struct randomGenerator_t * <text:s/>SM, </text:span></text:p>
      <text:p text:style-name="P2"><text:tab/><text:tab/><text:tab/><text:tab/><text:tab/><text:tab/><text:tab/>struct randomGenerator_t[] * <text:s/>SE,</text:p>
      <text:p text:style-name="P2"><text:tab/><text:tab/><text:tab/><text:tab/><text:tab/><text:tab/><text:tab/>struct randomGenerator_t * <text:s/>Nd,</text:p>
      <text:p text:style-name="P2"><text:tab/><text:tab/><text:tab/><text:tab/><text:tab/><text:tab/><text:tab/>struct randomGenerator_t * <text:s/>Dpc,</text:p>
      <text:p text:style-name="P2"><text:tab/><text:tab/><text:tab/><text:tab/><text:tab/><text:tab/><text:tab/>struct randomGenerator_t * <text:s/>Tp,</text:p>
      <text:p text:style-name="P2"><text:tab/><text:tab/><text:tab/><text:tab/><text:tab/><text:tab/><text:tab/>int MTU, int nbTCP, int nbPage,</text:p>
      <text:p text:style-name="P2"><text:tab/><text:tab/><text:tab/><text:tab/><text:tab/><text:tab/><text:tab/>boolean version) {</text:p>
      <text:p text:style-name="P2"/>
      <text:p text:style-name="P2"><text:tab/><text:tab/><text:tab/>struct srcHTTPSS_t * result = (struct srcHTTPSS_t *) <text:tab/><text:tab/><text:tab/><text:tab/><text:tab/><text:tab/><text:tab/><text:tab/><text:tab/><text:tab/> <text:s text:c="2"/>sim_malloc(sizeof(struct srcHTTPSS_t ));</text:p>
      <text:p text:style-name="P2"><text:tab/><text:tab/><text:tab/>result → Sm = Sm</text:p>
      <text:p text:style-name="P2"><text:tab/><text:tab/><text:tab/>result → Se = Se</text:p>
      <text:p text:style-name="P2"><text:tab/><text:tab/><text:tab/>result → Nd = Sd</text:p>
      <text:p text:style-name="P2"><text:tab/><text:tab/><text:tab/>result → Dpc = Dpc</text:p>
      <text:p text:style-name="P2"><text:tab/><text:tab/><text:tab/>result → Tp = Tp</text:p>
      <text:p text:style-name="P2"><text:tab/><text:tab/><text:tab/>result → MTU = MTU; result → nbTCP = nbTCP; result → nbPage = 0</text:p>
      <text:p text:style-name="P2"><text:tab/><text:tab/><text:tab/>result → version = version</text:p>
      <text:p text:style-name="P2"><text:tab/><text:tab/>}</text:p>
      <text:p text:style-name="P2"><text:tab/><text:tab/>/*Setters*/</text:p>
      <text:p text:style-name="P3"><text:span text:style-name="T2"><text:tab/><text:tab/></text:span><text:span text:style-name="T3">struct srcHTTPSS * srcHTTPSS_setSm(</text:span><text:span text:style-name="T2">struct randomGenerator_t * <text:s/>Sm)</text:span></text:p>
      <text:p text:style-name="P3"><text:span text:style-name="T2"><text:tab/><text:tab/></text:span><text:span text:style-name="T3">struct srcHTTPSS * srcHTTPSS_setSe(</text:span><text:span text:style-name="T2">struct randomGenerator_t[] * <text:s/>Se)</text:span></text:p>
      <text:p text:style-name="P3"><text:span text:style-name="T2"><text:tab/><text:tab/></text:span><text:span text:style-name="T3">struct srcHTTPSS * srcHTTPSS_setNd(</text:span><text:span text:style-name="T2">struct randomGenerator_t * <text:s/>Nd)</text:span></text:p>
      <text:p text:style-name="P3"><text:span text:style-name="T2"><text:tab/><text:tab/></text:span><text:span text:style-name="T3">struct srcHTTPSS * srcHTTPSS_setDpc(</text:span><text:span text:style-name="T2">struct randomGenerator_t * <text:s/>Dpc)</text:span></text:p>
      <text:p text:style-name="P3"><text:span text:style-name="T2"><text:tab/><text:tab/></text:span><text:span text:style-name="T3">struct srcHTTPSS * srcHTTPSS_setTp(</text:span><text:span text:style-name="T2">struct randomGenerator_t * <text:s/>Tp)</text:span></text:p>
      <text:p text:style-name="P3"><text:span text:style-name="T2"><text:tab/><text:tab/></text:span><text:span text:style-name="T3">struct srcHTTPSS * srcHTTPSS_setMTU(int MTU</text:span><text:span text:style-name="T2">)</text:span></text:p>
      <text:p text:style-name="P3"><text:span text:style-name="T2"><text:tab/><text:tab/></text:span><text:span text:style-name="T3">struct srcHTTPSS * srcHTTPSS_setversion(boolean</text:span><text:span text:style-name="T2"> <text:s/>version)</text:span></text:p>
      <text:p text:style-name="P2"/>
      <text:p text:style-name="P2"><text:tab/>/*Lancer la session HTTP*/</text:p>
      <text:p text:style-name="P2"><text:tab/><text:tab/>Débuter session</text:p>
      <text:p text:style-name="P1"><text:tab/><text:tab/>Charger les objets embarqués</text:p>
      <text:p text:style-name="P2"><text:tab/><text:tab/>Charger nouvelle page</text:p>
      <text:p text:style-name="P4">R3 :</text:p>
      <text:p text:style-name="P1"><text:tab/>/*Configurer les paramètres HTTP*/</text:p>
      <text:p text:style-name="P1"><text:tab/><text:tab/>/*Initialiser les paramètres*/</text:p>
      <text:p text:style-name="P2"><text:tab/><text:tab/><text:tab/>/*struct … */</text:p>
      <text:p text:style-name="P2"><text:tab/><text:tab/>/*Setters*/</text:p>
      <text:p text:style-name="P2"><text:tab/><text:tab/><text:tab/>/*struct ...*/</text:p>
      <text:p text:style-name="P2"/>
      <text:p text:style-name="P2"><text:tab/>/*Lancer la session HTTP*/</text:p>
      <text:p text:style-name="P1"><text:tab/><text:tab/>/*Débuter la session*/</text:p>
      <text:p text:style-name="P1"/>
      <text:p text:style-name="P2"><text:tab/><text:tab/>void srcHTTPSS_sessionStart(<text:span text:style-name="T7">arg</text:span>) {</text:p>
      <text:p text:style-name="P2"/>
      <text:p text:style-name="P1"><text:tab/><text:tab/><text:tab/>/*Initialiser les connections TCP*/</text:p>
      <text:p text:style-name="P13"><text:tab/><text:tab/><text:tab/><text:span text:style-name="T1">struct srcTCP ss </text:span>srcTCP = struct srcTCPSS_t * srcTCPss_create(</text:p>
      <text:p text:style-name="P13"><text:span text:style-name="T7"><text:tab/><text:tab/><text:tab/><text:tab/><text:tab/><text:tab/><text:tab/><text:tab/><text:tab/>arg → </text:span>src →MTU,</text:p>
      <text:p text:style-name="P2"><text:tab/><text:tab/><text:tab/><text:tab/><text:tab/><text:tab/><text:tab/><text:tab/><text:tab/><text:span text:style-name="T7">arg → </text:span>RTTmd,</text:p>
      <text:p text:style-name="P2"><text:tab/><text:tab/><text:tab/><text:tab/><text:tab/><text:tab/><text:tab/><text:tab/><text:tab/><text:span text:style-name="T7">arg → </text:span>initialWindow,</text:p>
      <text:p text:style-name="P2"><text:tab/><text:tab/><text:tab/><text:tab/><text:tab/><text:tab/><text:tab/><text:tab/><text:tab/><text:span text:style-name="T7">arg → </text:span>destination,</text:p>
      <text:p text:style-name="P2"><text:tab/><text:tab/><text:tab/><text:tab/><text:tab/><text:tab/><text:tab/><text:tab/><text:tab/><text:span text:style-name="T7">arg → </text:span>destProcessPDU)</text:p>
      <text:p text:style-name="P2"/>
      <text:p text:style-name="P1"><text:tab/><text:tab/><text:tab/>/*On envoie la page principale*/</text:p>
      <text:p text:style-name="P3"><text:span text:style-name="T2"><text:tab/></text:span><text:span text:style-name="T3"><text:tab/><text:tab/>srcTCPss_sendFile(srcTCP, <text:tab/><text:tab/><text:tab/><text:tab/><text:tab/><text:tab/><text:tab/><text:tab/><text:tab/><text:tab/>randomGenerator_TruncParetoGetNext(</text:span><text:span text:style-name="T4">arg → </text:span><text:span text:style-name="T3">src → Sm)</text:span></text:p>
      <text:p text:style-name="P3"><text:span text:style-name="T3"/></text:p>
      <text:p text:style-name="P3"><text:span text:style-name="T3"/></text:p>
      <text:p text:style-name="P1"><text:tab/><text:tab/><text:tab/>/*<text:span text:style-name="T6">On déclenche l'événement fin de transmission de la page principale</text:span>*/</text:p>
      <text:p text:style-name="P3"><text:span text:style-name="T3"><text:tab/><text:tab/><text:tab/></text:span>srcTCPss_addEOTEvent(<text:span text:style-name="T7">srcTCP</text:span>, event_create(<text:span text:style-name="T7">srcTCPss_EOTMainObject</text:span>, <text:tab/><text:tab/><text:tab/><text:tab/><text:tab/><text:tab/><text:span text:style-name="T7">arg</text:span>, 0.0));</text:p>
      <text:p text:style-name="P3"><text:tab/><text:tab/><text:span text:style-name="T7">}</text:span></text:p>
      <text:p text:style-name="P17"/>
      <text:p text:style-name="P3"><text:tab/><text:tab/></text:p>
      <text:p text:style-name="P1"><text:tab/><text:tab/><text:tab/>/*On peut programmer le chargement des objets embarqués*/</text:p>
      <text:p text:style-name="P1"><text:tab/><text:tab/><text:tab/>int tempsParsing =randomGenerator_exponentialGetNext(src → Tp)</text:p>
      <text:p text:style-name="P1"><text:tab/><text:tab/><text:tab/>event_add(srcHTTPss_sendEmbeddedObjects, [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)], <text:tab/><text:tab/><text:tab/><text:tab/><text:tab/><text:tab/><text:tab/><text:tab/>motSim_getCurrentTime() + tempsParsing);</text:p>
      <text:p text:style-name="P1"><text:tab/><text:tab/>}</text:p>
      <text:p text:style-name="P5"><text:tab/><text:tab/>/*Envoyer les objets embarqués*/</text:p>
      <text:p text:style-name="P1"/>
      <text:p text:style-name="P1"><text:tab/><text:tab/>void srcHTTPSS_sendEmbeddedObjects(struct srcHTTPSS * 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) {</text:p>
      <text:p text:style-name="P1"/>
      <text:p text:style-name="P1"><text:tab/><text:tab/><text:tab/>/*Initialiser les connections TCP*/</text:p>
      <text:p text:style-name="P12"><text:tab/><text:tab/><text:tab/><text:span text:style-name="T5">struct srcTCPSS_t * srcTCP[src-&gt;nbTCP];</text:span></text:p>
      <text:p text:style-name="P2"><text:tab/><text:tab/><text:tab/>for (int i = 0; i &lt; src → nbTCP; i++) {</text:p>
      <text:p text:style-name="P2"><text:tab/><text:tab/><text:tab/><text:tab/>srcTCP[i] = struct srcTCPSS_t * srcTCPss_create(src → MTU,</text:p>
      <text:p text:style-name="P2"><text:tab/><text:tab/><text:tab/><text:tab/><text:tab/><text:tab/><text:tab/><text:tab/><text:tab/>RTTmd,</text:p>
      <text:p text:style-name="P2"><text:tab/><text:tab/><text:tab/><text:tab/><text:tab/><text:tab/><text:tab/><text:tab/><text:tab/>initialWindow,</text:p>
      <text:p text:style-name="P2"><text:tab/><text:tab/><text:tab/><text:tab/><text:tab/><text:tab/><text:tab/><text:tab/><text:tab/>destination,</text:p>
      <text:p text:style-name="P2"><text:tab/><text:tab/><text:tab/><text:tab/><text:tab/><text:tab/><text:tab/><text:tab/><text:tab/>destProcessPDU)</text:p>
      <text:p text:style-name="P1"><text:tab/><text:tab/><text:tab/>}</text:p>
      <text:p text:style-name="P1"><text:tab/><text:tab/><text:tab/>/*Calculer le nombre d'objets embarqués*/</text:p>
      <text:p text:style-name="P1"><text:tab/><text:tab/><text:tab/>int Nd = randomGenerator_TruncParetoGetNext(src → Nd)</text:p>
      <text:p text:style-name="P1"><text:tab/><text:tab/><text:tab/>for (int i =0, i&lt;Nd, i++) {</text:p>
      <text:p text:style-name="P1"><text:tab/><text:tab/><text:tab/><text:tab/>srcTCPss_sendFile(srcTCP[mod(i, src → nbTCP],</text:p>
      <text:p text:style-name="P1"><text:tab/><text:tab/><text:tab/><text:tab/><text:tab/>randomGenerator_TruncLogGetNext(src → Se))</text:p>
      <text:p text:style-name="P1"><text:tab/><text:tab/><text:tab/>}</text:p>
      <text:p text:style-name="P1"><text:tab/><text:tab/><text:tab/>/*On vérifie qu'on a envoyé les objet<text:span text:style-name="T1">s</text:span> embarqués*/</text:p>
      <text:p text:style-name="P1"><text:tab/><text:tab/><text:tab/>for (int i = 0, i&lt;Nd, i++) {</text:p>
      <text:p text:style-name="P1"><text:tab/><text:tab/><text:tab/><text:tab/>while(srcTCPss_isEmpty(srcTCP[mod(i,src → nbTCP]));</text:p>
      <text:p text:style-name="P1"><text:tab/><text:tab/><text:tab/>}</text:p>
      <text:p text:style-name="P1"><text:tab/><text:tab/><text:tab/>/*On a lu une page entière*/</text:p>
      <text:p text:style-name="P1"><text:tab/><text:tab/><text:tab/>src → nbPage++;</text:p>
      <text:p text:style-name="P1"><text:tab/><text:tab/><text:tab/>/*On prépare le chargement de la nouvelle page*/</text:p>
      <text:p text:style-name="P1"><text:tab/><text:tab/><text:tab/>int tempsReading =randomGenerator_exponentialGetNext(src →Dpc)</text:p>
      <text:p text:style-name="P1"><text:tab/><text:tab/><text:tab/>event_add(srcHTTPss_loadNewPage, [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], <text:tab/><text:tab/><text:tab/><text:tab/><text:tab/><text:tab/><text:tab/><text:tab/>motSim_getCurrentTime() + tempsReading);</text:p>
      <text:p text:style-name="P1"><text:tab/><text:tab/>}</text:p>
      <text:p text:style-name="P5"><text:tab/><text:tab/>/*Charger nouvelle page, c'est presque la même fonction que session start*/</text:p>
      <text:p text:style-name="P1"/>
      <text:p text:style-name="P1"><text:tab/><text:tab/>void srcHTTPSS_loadNewPage(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) {</text:p>
      <text:p text:style-name="P1"><text:tab/><text:tab/><text:tab/>/*On envoie la page principale*/</text:p>
      <text:p text:style-name="P1"><text:tab/><text:tab/><text:tab/>srcTCPss_sendFile(srcTCP[0], <text:tab/><text:tab/><text:tab/><text:tab/><text:tab/><text:tab/><text:tab/><text:tab/><text:tab/><text:tab/>randomGenerator_TruncParetoGetNext(src → Sm)</text:p>
      <text:p text:style-name="P1"><text:tab/><text:tab/><text:tab/>/*On vérifie qu'on a bien envoyé la page principale*/</text:p>
      <text:p text:style-name="P1"><text:tab/><text:tab/><text:tab/>while(srcTCPss_isEmpty(srcTCP[0]));</text:p>
      <text:p text:style-name="P1"><text:tab/><text:tab/><text:tab/>/*On peut programmer le chargement des objets embarqués*/</text:p>
      <text:p text:style-name="P1"><text:tab/><text:tab/><text:tab/>int tempsParsing =randomGenerator_exponentialGetNext(src → Tp)</text:p>
      <text:p text:style-name="P1"><text:tab/><text:tab/><text:tab/>event_add(srcHTTPss_sendEmbeddedObjects, [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], <text:tab/><text:tab/><text:tab/><text:tab/><text:tab/><text:tab/><text:tab/><text:tab/>motSim_getCurrentTime() + tempsParsing);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, 'Arial Unicode MS'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2pt" style:font-size-asian="12pt" style:font-name-complex="OpenSymbol" style:font-size-complex="12pt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3z0" style:family="text">
      <style:text-properties style:font-name="Symbol" fo:font-size="12pt" style:font-size-asian="12pt" style:font-name-complex="OpenSymbol" style:font-size-complex="12pt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fo:font-size="12pt" fo:language="fr" fo:country="FR" style:font-size-asian="12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9:37:31.321936141</meta:creation-date>
    <dc:date>2015-02-25T16:07:01</dc:date>
    <meta:editing-duration>PT55M19S</meta:editing-duration>
    <meta:editing-cycles>3</meta:editing-cycles>
    <meta:generator>LibreOffice/4.0.4.2$Linux_X86_64 LibreOffice_project/400m0$Build-2</meta:generator>
    <dc:creator>'Niang hadji'</dc:creator>
    <meta:document-statistic meta:table-count="0" meta:image-count="0" meta:object-count="0" meta:page-count="5" meta:paragraph-count="123" meta:word-count="581" meta:character-count="4808" meta:non-whitespace-character-count="3837"/>
  </office:meta>
</office:document-meta>
</file>